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4ff" officeooo:paragraph-rsid="001914ff"/>
    </style:style>
    <style:style style:name="P2" style:family="paragraph" style:parent-style-name="Standard">
      <style:text-properties officeooo:rsid="001914ff" officeooo:paragraph-rsid="001af2ae"/>
    </style:style>
    <style:style style:name="P3" style:family="paragraph" style:parent-style-name="Standard">
      <style:text-properties officeooo:paragraph-rsid="001af2ae"/>
    </style:style>
    <style:style style:name="P4" style:family="paragraph" style:parent-style-name="Standard">
      <style:text-properties officeooo:rsid="001af2ae" officeooo:paragraph-rsid="001af2ae"/>
    </style:style>
    <style:style style:name="T1" style:family="text">
      <style:text-properties officeooo:rsid="001914ff"/>
    </style:style>
    <style:style style:name="T2" style:family="text">
      <style:text-properties officeooo:rsid="001af2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ssue with small drones: Very little flight time, which limits the amount of data that can be gathered on a single charge.</text:p>
      <text:p text:style-name="P1"/>
      <text:p text:style-name="P1">Secondary issue: Drones usually have to be very picky about where to land, because if they land on a spot that is too inclined or too narrow, they may not be able to take off again.</text:p>
      <text:p text:style-name="P1"/>
      <text:p text:style-name="P1">My project: Provide a solution to these issues by implementing a monopod on which the drone will land. This will allow the drone to perch while using a minimal amount of resources, and yaw while it is perching for data gathering. (Main advantage over other systems is that this is a very lightweight solution, so flight time might not be as hindered especially on larger drones)</text:p>
      <text:p text:style-name="P1"/>
      <text:p text:style-name="P1"><text:tab/>Main questions: (the wh questions)</text:p>
      <text:p text:style-name="P1"><text:tab/><text:tab/>-Is it possible to make a drone perch on a single leg? Yes</text:p>
      <text:p text:style-name="P4"><text:tab/><text:tab/>-Is this a practical solution to the problems being specified? We'll find out with the <text:tab/><text:tab/>experimental results</text:p>
      <text:p text:style-name="P1"><text:tab/><text:tab/>-Does it offer reliable perching?<text:span text:style-name="T2">Don't know yet. How do I find this out?</text:span></text:p>
      <text:p text:style-name="P1"><text:tab/><text:tab/>-Where can it b<text:span text:style-name="T2">e used? This is related to the reliable perching question</text:span></text:p>
      <text:p text:style-name="P1"><text:tab/><text:tab/>What <text:span text:style-name="T2">task</text:span> <text:span text:style-name="T2">does it accomplish?</text:span></text:p>
      <text:p text:style-name="P1"><text:tab/><text:tab/>Who <text:span text:style-name="T2">can use it?</text:span></text:p>
      <text:p text:style-name="P1"><text:tab/><text:tab/>Why/<text:span text:style-name="T2">what for: Why this solution and not others/ what is the monopod useful for?</text:span></text:p>
      <text:p text:style-name="P1"><text:tab/><text:tab/>How <text:span text:style-name="T2">is the perching achieved? How is the best possible perching control achieved?</text:span></text:p>
      <text:p text:style-name="P1"><text:tab/><text:tab/><text:span text:style-name="T2">What are the best possible parameters to maximise functionality (operation time (max perching time + max flying time), perching and flying stability, landing choice and yawing)</text:span></text:p>
      <text:p text:style-name="P1"><text:tab/><text:tab/>When <text:span text:style-name="T2">can it be used? When could it replace other solutions?</text:span></text:p>
      <text:p text:style-name="P1"><text:tab/><text:tab/><text:span text:style-name="T2">Which settings/design is the best to achieve monopod perching?</text:span></text:p>
      <text:p text:style-name="P2"><text:tab/><text:tab/><text:span text:style-name="T2">How (insert adjective/adverb)?: How far, how long, how many, how much, how old..</text:span></text:p>
      <text:p text:style-name="P3"><text:span text:style-name="T1"><text:tab/><text:tab/><text:tab/>Quantifications:</text:span></text:p>
      <text:p text:style-name="P3"><text:tab/><text:tab/><text:tab/><text:tab/><text:span text:style-name="T2">How long does it last, both perching and hovering?</text:span></text:p>
      <text:p text:style-name="P3"><text:tab/><text:tab/><text:tab/><text:tab/><text:span text:style-name="T2">How well does it resist perturbation?</text:span></text:p>
      <text:p text:style-name="P3"><text:tab/><text:tab/><text:tab/><text:tab/><text:span text:style-name="T2">How versatile is it with choice of landing spot?</text:span></text:p>
      <text:p text:style-name="P3"><text:tab/><text:tab/><text:tab/><text:tab/><text:span text:style-name="T2">Is it able to take off/land?</text:span></text:p>
      <text:p text:style-name="P3"><text:tab/><text:tab/><text:tab/><text:tab/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52:03.409834566</meta:creation-date>
    <dc:date>2017-08-09T17:23:20.096409859</dc:date>
    <meta:editing-duration>PT15M6S</meta:editing-duration>
    <meta:editing-cycles>1</meta:editing-cycles>
    <meta:document-statistic meta:table-count="0" meta:image-count="0" meta:object-count="0" meta:page-count="1" meta:paragraph-count="23" meta:word-count="312" meta:character-count="1841" meta:non-whitespace-character-count="1498"/>
    <meta:generator>LibreOffice/4.2.8.2$Linux_X86_64 LibreOffice_project/420m0$Build-2</meta:generator>
  </office:meta>
</office:document-meta>
</file>